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916in" fo:margin-left="0.7611in" table:align="left"/>
    </style:style>
    <style:style style:name="Table1.A" style:family="table-column">
      <style:table-column-properties style:column-width="0.6174in"/>
    </style:style>
    <style:style style:name="Table1.B" style:family="table-column">
      <style:table-column-properties style:column-width="0.5972in"/>
    </style:style>
    <style:style style:name="Table1.D" style:family="table-column">
      <style:table-column-properties style:column-width="0.7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paragraph-rsid="0019eb27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9bde" officeooo:paragraph-rsid="00479bde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52259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9838" officeooo:paragraph-rsid="0052983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7a346" officeooo:paragraph-rsid="0047a34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1a14" officeooo:paragraph-rsid="0029ced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4d424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479bde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1baa" officeooo:paragraph-rsid="005d5a85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91baa" officeooo:paragraph-rsid="004a9e41" style:font-size-asian="12pt" style:font-weight-asian="normal" style:font-size-complex="12pt" style:font-weight-complex="normal"/>
    </style:style>
    <style:style style:name="P12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91baa" officeooo:paragraph-rsid="005c1511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7a346" officeooo:paragraph-rsid="004a9e4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1a14" officeooo:paragraph-rsid="00522596" style:font-size-asian="12pt" style:font-weight-asian="normal" style:font-size-complex="12pt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5cf90b" officeooo:paragraph-rsid="005c1511" style:font-size-asian="12pt" style:font-weight-asian="normal" style:font-size-complex="12pt" style:font-weight-complex="normal"/>
    </style:style>
    <style:style style:name="P17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5cf90b" officeooo:paragraph-rsid="005c151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d5a85" officeooo:paragraph-rsid="005d5a8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d5a85" officeooo:paragraph-rsid="005d5a85" style:font-size-asian="12pt" style:font-weight-asian="normal" style:font-size-complex="12pt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font-name="DejaVu Sans Condensed" fo:font-size="12pt" fo:font-weight="normal" officeooo:rsid="005d5a85" officeooo:paragraph-rsid="005d5a85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5d5a85" style:font-size-asian="12pt" style:font-size-complex="12pt"/>
    </style:style>
    <style:style style:name="P22" style:family="paragraph" style:parent-style-name="Standard" style:list-style-name="L9">
      <style:paragraph-properties fo:text-align="start" style:justify-single-word="false"/>
      <style:text-properties style:font-name="DejaVu Sans Condensed" officeooo:paragraph-rsid="005c1511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5a85" officeooo:paragraph-rsid="005d5a85" style:font-size-asian="12pt" style:font-weight-asian="normal" style:font-size-complex="12pt" style:font-weight-complex="normal"/>
    </style:style>
    <style:style style:name="P24" style:family="paragraph" style:parent-style-name="Standard" style:list-style-name="L1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d5a85" officeooo:paragraph-rsid="005d5a85" style:font-size-asian="12pt" style:font-weight-asian="normal" style:font-size-complex="12pt" style:font-weight-complex="normal"/>
    </style:style>
    <style:style style:name="P25" style:family="paragraph" style:parent-style-name="Standard" style:list-style-name="L9">
      <style:paragraph-properties fo:text-align="start" style:justify-single-word="false"/>
      <style:text-properties officeooo:paragraph-rsid="005c1511"/>
    </style:style>
    <style:style style:name="P26" style:family="paragraph" style:parent-style-name="Standard" style:list-style-name="L3">
      <style:paragraph-properties fo:text-align="start" style:justify-single-word="false"/>
      <style:text-properties officeooo:paragraph-rsid="004ba553"/>
    </style:style>
    <style:style style:name="P27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91baa" officeooo:paragraph-rsid="004d4246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91baa" officeooo:paragraph-rsid="00522596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e547e" officeooo:paragraph-rsid="004e547e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4ee3f1" style:font-size-asian="12pt" style:font-weight-asian="normal" style:font-size-complex="12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522596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ba553" officeooo:paragraph-rsid="00522596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f1a14" officeooo:paragraph-rsid="00522596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officeooo:paragraph-rsid="004d4246" style:font-size-asian="12pt" style:font-size-complex="12pt"/>
    </style:style>
    <style:style style:name="P35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fo:font-size="12pt" officeooo:rsid="004ba553" officeooo:paragraph-rsid="005c00e0" style:font-size-asian="12pt" style:font-size-complex="12pt"/>
    </style:style>
    <style:style style:name="P36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officeooo:paragraph-rsid="004d4246"/>
    </style:style>
    <style:style style:name="P37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officeooo:paragraph-rsid="004ee3f1"/>
    </style:style>
    <style:style style:name="P38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officeooo:paragraph-rsid="00522596"/>
    </style:style>
    <style:style style:name="P39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officeooo:rsid="004e547e" officeooo:paragraph-rsid="004e547e"/>
    </style:style>
    <style:style style:name="P40" style:family="paragraph" style:parent-style-name="Standard" style:list-style-name="L7">
      <style:paragraph-properties fo:text-align="start" style:justify-single-word="false"/>
      <style:text-properties style:text-line-through-style="solid" style:text-line-through-type="single" style:font-name="DejaVu Sans Condensed" officeooo:rsid="004d554b" officeooo:paragraph-rsid="004d554b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style:text-line-through-style="solid" style:text-line-through-type="single" style:font-name="DejaVu Sans Condensed" fo:font-weight="bold" style:font-weight-asian="bold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text-line-through-style="solid" style:text-line-through-type="single" style:font-name="DejaVu Sans Condense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text-line-through-style="solid" style:text-line-through-type="single" style:font-name="DejaVu Sans Condensed" officeooo:paragraph-rsid="005019ee"/>
    </style:style>
    <style:style style:name="P44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paragraph-rsid="0052259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c7f82" style:font-weight-asian="bold" style:font-weight-complex="bold"/>
    </style:style>
    <style:style style:name="T3" style:family="text">
      <style:text-properties fo:font-weight="bold" officeooo:rsid="0043ce95" style:font-weight-asian="bold" style:font-weight-complex="bold"/>
    </style:style>
    <style:style style:name="T4" style:family="text">
      <style:text-properties fo:font-weight="bold" officeooo:rsid="00264d9d" style:font-weight-asian="bold" style:font-weight-complex="bold"/>
    </style:style>
    <style:style style:name="T5" style:family="text">
      <style:text-properties fo:font-weight="bold" officeooo:rsid="001bf317" style:font-weight-asian="bold" style:font-weight-complex="bold"/>
    </style:style>
    <style:style style:name="T6" style:family="text">
      <style:text-properties fo:font-weight="bold" officeooo:rsid="0019eb27" style:font-weight-asian="bold" style:font-weight-complex="bold"/>
    </style:style>
    <style:style style:name="T7" style:family="text">
      <style:text-properties fo:font-weight="bold" officeooo:rsid="00479bde" style:font-weight-asian="bold" style:font-weight-complex="bold"/>
    </style:style>
    <style:style style:name="T8" style:family="text">
      <style:text-properties fo:font-weight="bold" officeooo:rsid="003395b7" style:font-weight-asian="bold" style:font-weight-complex="bold"/>
    </style:style>
    <style:style style:name="T9" style:family="text">
      <style:text-properties fo:font-weight="bold" officeooo:rsid="004ee3f1" style:font-weight-asian="bold" style:font-weight-complex="bold"/>
    </style:style>
    <style:style style:name="T10" style:family="text">
      <style:text-properties fo:font-weight="bold" officeooo:rsid="00522596" style:font-weight-asian="bold" style:font-weight-complex="bold"/>
    </style:style>
    <style:style style:name="T11" style:family="text">
      <style:text-properties fo:font-weight="bold" officeooo:rsid="004e547e" style:font-weight-asian="bold" style:font-weight-complex="bold"/>
    </style:style>
    <style:style style:name="T12" style:family="text">
      <style:text-properties fo:font-weight="bold" officeooo:rsid="004ba553" style:font-weight-asian="bold" style:font-weight-complex="bold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491baa"/>
    </style:style>
    <style:style style:name="T15" style:family="text">
      <style:text-properties style:text-line-through-style="none" style:text-line-through-type="none" fo:font-weight="bold" style:font-weight-asian="bold" style:font-weight-complex="bold"/>
    </style:style>
    <style:style style:name="T16" style:family="text">
      <style:text-properties style:text-line-through-style="none" style:text-line-through-type="none" fo:font-weight="bold" officeooo:rsid="00491baa" style:font-weight-asian="bold" style:font-weight-complex="bold"/>
    </style:style>
    <style:style style:name="T17" style:family="text">
      <style:text-properties style:text-line-through-style="none" style:text-line-through-type="none" fo:font-weight="bold" officeooo:rsid="004ba553" style:font-weight-asian="bold" style:font-weight-complex="bold"/>
    </style:style>
    <style:style style:name="T18" style:family="text">
      <style:text-properties style:text-line-through-style="none" style:text-line-through-type="none" fo:font-weight="bold" officeooo:rsid="004d554b" style:font-weight-asian="bold" style:font-weight-complex="bold"/>
    </style:style>
    <style:style style:name="T19" style:family="text">
      <style:text-properties style:text-line-through-style="none" style:text-line-through-type="none" fo:font-weight="bold" officeooo:rsid="004e547e" style:font-weight-asian="bold" style:font-weight-complex="bold"/>
    </style:style>
    <style:style style:name="T20" style:family="text">
      <style:text-properties style:text-line-through-style="none" style:text-line-through-type="none" fo:font-weight="bold" officeooo:rsid="005a075e" style:font-weight-asian="bold" style:font-weight-complex="bold"/>
    </style:style>
    <style:style style:name="T21" style:family="text">
      <style:text-properties style:text-line-through-style="none" style:text-line-through-type="none" fo:font-weight="bold" officeooo:rsid="00522596" style:font-weight-asian="bold" style:font-weight-complex="bold"/>
    </style:style>
    <style:style style:name="T22" style:family="text">
      <style:text-properties style:text-line-through-style="none" style:text-line-through-type="none" fo:font-weight="normal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4ba553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491baa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4e547e" style:font-weight-asian="normal" style:font-weight-complex="normal"/>
    </style:style>
    <style:style style:name="T26" style:family="text">
      <style:text-properties style:text-line-through-style="none" style:text-line-through-type="none" fo:font-weight="normal" officeooo:rsid="004ee3f1" style:font-weight-asian="normal" style:font-weight-complex="normal"/>
    </style:style>
    <style:style style:name="T27" style:family="text">
      <style:text-properties style:text-line-through-style="none" style:text-line-through-type="none" fo:font-weight="normal" officeooo:rsid="00597230" style:font-weight-asian="normal" style:font-weight-complex="normal"/>
    </style:style>
    <style:style style:name="T28" style:family="text">
      <style:text-properties style:text-line-through-style="none" style:text-line-through-type="none" fo:font-weight="normal" officeooo:rsid="005c00e0" style:font-weight-asian="normal" style:font-weight-complex="normal"/>
    </style:style>
    <style:style style:name="T29" style:family="text">
      <style:text-properties style:text-line-through-style="none" style:text-line-through-type="none" fo:font-weight="normal" officeooo:rsid="00522596" style:font-weight-asian="normal" style:font-weight-complex="normal"/>
    </style:style>
    <style:style style:name="T30" style:family="text">
      <style:text-properties style:text-line-through-style="none" style:text-line-through-type="none" officeooo:rsid="004d554b"/>
    </style:style>
    <style:style style:name="T31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4ba553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4d4246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4d554b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fo:font-size="12pt" fo:font-weight="normal" officeooo:rsid="004ba553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size="12pt" fo:font-weight="normal" officeooo:rsid="004e547e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fo:font-size="12pt" fo:font-weight="normal" officeooo:rsid="004d4246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officeooo:rsid="004ba553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56a7a6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5cf90b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normal" officeooo:rsid="005cf90b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" fo:font-size="12pt" fo:font-weight="normal" officeooo:rsid="005d5a85" style:font-size-asian="12pt" style:font-weight-asian="normal" style:font-size-complex="12pt" style:font-weight-complex="normal"/>
    </style:style>
    <style:style style:name="T46" style:family="text">
      <style:text-properties officeooo:rsid="004ee3f1"/>
    </style:style>
    <style:style style:name="T47" style:family="text">
      <style:text-properties officeooo:rsid="005019ee"/>
    </style:style>
    <style:style style:name="T48" style:family="text">
      <style:text-properties officeooo:rsid="00522596"/>
    </style:style>
    <style:style style:name="T49" style:family="text">
      <style:text-properties officeooo:rsid="0056a7a6"/>
    </style:style>
    <style:style style:name="T50" style:family="text">
      <style:text-properties style:font-name="DejaVu Sans Condensed" fo:font-size="12pt" fo:font-weight="bold" officeooo:rsid="00553949" style:font-size-asian="12pt" style:font-weight-asian="bold" style:font-size-complex="12pt" style:font-weight-complex="bold"/>
    </style:style>
    <style:style style:name="T51" style:family="text">
      <style:text-properties style:font-name="DejaVu Sans Condensed" fo:font-size="12pt" fo:font-weight="bold" officeooo:rsid="00479bde" style:font-size-asian="12pt" style:font-weight-asian="bold" style:font-size-complex="12pt" style:font-weight-complex="bold"/>
    </style:style>
    <style:style style:name="T52" style:family="text">
      <style:text-properties style:font-name="DejaVu Sans Condensed" fo:font-size="12pt" fo:font-weight="bold" officeooo:rsid="00548afa" style:font-size-asian="12pt" style:font-weight-asian="bold" style:font-size-complex="12pt" style:font-weight-complex="bold"/>
    </style:style>
    <style:style style:name="T53" style:family="text">
      <style:text-properties style:font-name="DejaVu Sans Condensed" fo:font-size="12pt" fo:font-weight="bold" officeooo:rsid="0057f1b7" style:font-size-asian="12pt" style:font-weight-asian="bold" style:font-size-complex="12pt" style:font-weight-complex="bold"/>
    </style:style>
    <style:style style:name="T54" style:family="text">
      <style:text-properties style:font-name="DejaVu Sans Condensed" fo:font-size="12pt" fo:font-weight="bold" officeooo:rsid="0057e915" style:font-size-asian="12pt" style:font-weight-asian="bold" style:font-size-complex="12pt" style:font-weight-complex="bold"/>
    </style:style>
    <style:style style:name="T55" style:family="text">
      <style:text-properties style:font-name="DejaVu Sans Condensed" fo:font-size="12pt" fo:font-weight="bold" officeooo:rsid="005d5a85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bold" officeooo:rsid="004ba553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56a7a6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weight="normal" officeooo:rsid="004ba553" style:font-size-asian="12pt" style:font-weight-asian="normal" style:font-size-complex="12pt" style:font-weight-complex="normal"/>
    </style:style>
    <style:style style:name="T59" style:family="text">
      <style:text-properties officeooo:rsid="005d4143"/>
    </style:style>
    <style:style style:name="T60" style:family="text">
      <style:text-properties officeooo:rsid="005d5a85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5d5a85" style:font-weight-asian="normal" style:font-weight-complex="normal"/>
    </style:style>
    <style:style style:name="T63" style:family="text">
      <style:text-properties fo:font-weight="normal" officeooo:rsid="004e547e" style:font-weight-asian="normal" style:font-weight-complex="normal"/>
    </style:style>
    <style:style style:name="T64" style:family="text">
      <style:text-properties fo:font-weight="normal" officeooo:rsid="004ee3f1" style:font-weight-asian="normal" style:font-weight-complex="normal"/>
    </style:style>
    <style:style style:name="T65" style:family="text">
      <style:text-properties fo:font-weight="normal" officeooo:rsid="005c00e0" style:font-weight-asian="normal" style:font-weight-complex="normal"/>
    </style:style>
    <style:style style:name="T66" style:family="text">
      <style:text-properties fo:font-weight="normal" officeooo:rsid="00522596" style:font-weight-asian="normal" style:font-weight-complex="normal"/>
    </style:style>
    <style:style style:name="T67" style:family="text">
      <style:text-properties fo:font-size="12pt" fo:font-weight="bold" style:font-size-asian="12pt" style:font-weight-asian="bold" style:font-size-complex="12pt" style:font-weight-complex="bold"/>
    </style:style>
    <style:style style:name="T68" style:family="text">
      <style:text-properties fo:font-size="12pt" fo:font-weight="bold" officeooo:rsid="004ba553" style:font-size-asian="12pt" style:font-weight-asian="bold" style:font-size-complex="12pt" style:font-weight-complex="bold"/>
    </style:style>
    <style:style style:name="T69" style:family="text">
      <style:text-properties fo:font-size="12pt" fo:font-weight="bold" officeooo:rsid="004d4246" style:font-size-asian="12pt" style:font-weight-asian="bold" style:font-size-complex="12pt" style:font-weight-complex="bold"/>
    </style:style>
    <style:style style:name="T70" style:family="text">
      <style:text-properties fo:font-size="12pt" fo:font-weight="bold" officeooo:rsid="004d554b" style:font-size-asian="12pt" style:font-weight-asian="bold" style:font-size-complex="12pt" style:font-weight-complex="bold"/>
    </style:style>
    <style:style style:name="T71" style:family="text">
      <style:text-properties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4ba553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4e547e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4d4246" style:font-size-asian="12pt" style:font-weight-asian="normal" style:font-size-complex="12pt" style:font-weight-complex="normal"/>
    </style:style>
    <style:style style:name="T75" style:family="text">
      <style:text-properties officeooo:rsid="004ba5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5</text:span><text:span text:style-name="T3">0</text:span><text:span text:style-name="T2">1</text:span><text:span text:style-name="T4"> - </text:span><text:span text:style-name="T5">A/G</text:span><text:span text:style-name="T6"> - </text:span><text:span text:style-name="T7">Guns, </text:span><text:span text:style-name="T8">Unguided Bombs, Rockets</text:span></text:p>
      <text:p text:style-name="P2"/>
      <text:p text:style-name="P5">Fence In</text:p>
      <text:list xml:id="list2748203614" text:style-name="L1">
        <text:list-item>
          <text:p text:style-name="P18">Master Arm ... ON</text:p>
        </text:list-item>
        <text:list-item>
          <text:p text:style-name="P10"><text:span text:style-name="T60">Activate weapons stations</text:span></text:p>
        </text:list-item>
      </text:list>
      <text:p text:style-name="P6"/>
      <text:p text:style-name="P9"><text:span text:style-name="T50">Guns -- </text:span><text:span text:style-name="T55">4</text:span><text:span text:style-name="T50">x</text:span><text:span text:style-name="T51"> </text:span><text:span text:style-name="T55">.30 cal MGs??</text:span></text:p>
      <text:list xml:id="list2267491993" text:style-name="L3">
        <text:list-item>
          <text:p text:style-name="P21"><text:span text:style-name="T62">Gunsight ... 170 mils down</text:span></text:p>
        </text:list-item>
        <text:list-item>
          <text:p text:style-name="P26"><text:span text:style-name="T45">F</text:span><text:span text:style-name="T43">ire with </text:span><text:span text:style-name="T40">Trigger</text:span><text:span text:style-name="T43">.</text:span></text:p>
        </text:list-item>
      </text:list>
      <text:p text:style-name="P7"/>
      <text:p text:style-name="P4">Rockets</text:p>
      <text:list xml:id="list3113713652" text:style-name="L5">
        <text:list-item>
          <text:p text:style-name="P28">On <text:span text:style-name="T1">SCAR panel</text:span> (bottom left instrument panel, above left knee):</text:p>
          <text:list>
            <text:list-item>
              <text:p text:style-name="P31"><text:span text:style-name="T1">Weapon pylon buttons</text:span> ... <text:span text:style-name="T1">Select rocket pylons</text:span> (top light on button turns yellow when selected)</text:p>
            </text:list-item>
            <text:list-item>
              <text:p text:style-name="P44"><text:span text:style-name="T56">MODE</text:span><text:span text:style-name="T58"> knob ... </text:span><text:span text:style-name="T57">ROC</text:span><text:span text:style-name="T58"> or </text:span><text:span text:style-name="T56">BRST</text:span><text:span text:style-name="T58"> for single or ripple rockets respectively</text:span></text:p>
            </text:list-item>
          </text:list>
        </text:list-item>
      </text:list>
      <text:list xml:id="list941555428" text:style-name="L6">
        <text:list-item>
          <text:list>
            <text:list-item>
              <text:list>
                <text:list-item>
                  <text:p text:style-name="P32"><text:span text:style-name="T49">1-1 should be the correct setting for singles but doesn't work in the game. </text:span>IRL<text:span text:style-name="T49">, ROC </text:span>would be used for a mixed launcher with both bombs and rockets.</text:p>
                </text:list-item>
              </text:list>
            </text:list-item>
          </text:list>
        </text:list-item>
      </text:list>
      <text:list xml:id="list222129531630039" text:continue-list="list3113713652" text:style-name="L5">
        <text:list-item>
          <text:p text:style-name="P31">Set <text:span text:style-name="T1">gunsight depression</text:span><text:span text:style-name="T46"> (see tables on next page)</text:span><text:span text:style-name="T48">; </text:span><text:span text:style-name="T10">30 deg</text:span><text:span text:style-name="T48"> is a good default for </text:span><text:span text:style-name="T59">steep dives or </text:span><text:span text:style-name="T48">close range attacks (rocket motor still burning) (</text:span><text:span text:style-name="T10">Middle Finger Hat up/down</text:span><text:span text:style-name="T48"> for tens, </text:span><text:span text:style-name="T10">left/right</text:span><text:span text:style-name="T48"> for units)</text:span></text:p>
        </text:list-item>
        <text:list-item>
          <text:p text:style-name="P38"><text:span text:style-name="T69">Open stores release guard (Dish Hat up)</text:span><text:span text:style-name="T72">; stick grip will </text:span><text:span text:style-name="T74">show safety guard up</text:span><text:span text:style-name="T72">.</text:span></text:p>
        </text:list-item>
        <text:list-item>
          <text:p text:style-name="P33"><text:span text:style-name="T75">Fire with </text:span><text:span text:style-name="T12">Red Button</text:span><text:span text:style-name="T75">.</text:span></text:p>
        </text:list-item>
      </text:list>
      <text:p text:style-name="P15"><text:span text:style-name="T39"/></text:p>
      <text:p text:style-name="P19"><text:span text:style-name="T39">R</text:span><text:span text:style-name="T13">ocket types</text:span></text:p>
      <text:list xml:id="list533121137" text:style-name="L10">
        <text:list-item>
          <text:p text:style-name="P20"><text:span text:style-name="T13">Zuni</text:span></text:p>
        </text:list-item>
        <text:list-item>
          <text:p text:style-name="P20"><text:span text:style-name="T13">2.75" rockets</text:span></text:p>
        </text:list-item>
      </text:list>
      <text:p text:style-name="P7"/>
      <text:p text:style-name="P3">Bombs</text:p>
      <text:list xml:id="list1408177187" text:style-name="L7">
        <text:list-item>
          <text:p text:style-name="P27">On <text:span text:style-name="T1">SCAR panel</text:span> (bottom left instrument panel, above left knee):</text:p>
          <text:list>
            <text:list-item>
              <text:p text:style-name="P36"><text:span text:style-name="T68">Weapon pylon buttons</text:span><text:span text:style-name="T72"> ... </text:span><text:span text:style-name="T68">Select </text:span><text:span text:style-name="T69">bomb</text:span><text:span text:style-name="T68"> pylons</text:span><text:span text:style-name="T72"> (top light on button turns yellow when selected)</text:span></text:p>
            </text:list-item>
            <text:list-item>
              <text:p text:style-name="P39"><text:span text:style-name="T68">A</text:span><text:span text:style-name="T67">RM</text:span><text:span text:style-name="T71"> knob ... </text:span><text:span text:style-name="T67">NS/TL</text:span><text:span text:style-name="T71">, </text:span><text:span text:style-name="T67">NS</text:span><text:span text:style-name="T71">, or </text:span><text:span text:style-name="T67">TL</text:span><text:span text:style-name="T71"> as needed</text:span></text:p>
            </text:list-item>
            <text:list-item>
              <text:p text:style-name="P36"><text:span text:style-name="T68">MODE</text:span><text:span text:style-name="T72"> knob ... </text:span><text:span text:style-name="T70">As desired</text:span><text:span text:style-name="T73">:</text:span></text:p>
              <text:list>
                <text:list-item>
                  <text:p text:style-name="P40"><text:span text:style-name="T67">BOMB</text:span><text:span text:style-name="T71"> ... If single pylon is selected, only that bomb will be dropped. <text:s/>If multiple pylons are selected, bombs will drop in pairs from inboard, outboard, center in that order with each pickle.</text:span></text:p>
                </text:list-item>
                <text:list-item>
                  <text:p text:style-name="P34"><text:span text:style-name="T11">RIP</text:span><text:span text:style-name="T63"> ... Selected pylons are rippled with timing set by RIPPLE TIME knob.</text:span></text:p>
                </text:list-item>
              </text:list>
            </text:list-item>
            <text:list-item>
              <text:p text:style-name="P29"><text:span text:style-name="T1">RIPPLE TIME</text:span> knob ... <text:span text:style-name="T1">As desired</text:span> if using RIP mode (time in milliseconds)<text:span text:style-name="T47">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3"/>
        <table:table-row table:style-name="TableLine2221783885872">
          <table:table-cell table:style-name="Table1.A1" office:value-type="string">
            <text:p text:style-name="P41">Speed</text:p>
          </table:table-cell>
          <table:table-cell table:style-name="Table1.A1" office:value-type="string">
            <text:p text:style-name="P41">70<text:span text:style-name="T47"> ms</text:span></text:p>
          </table:table-cell>
          <table:table-cell table:style-name="Table1.A1" office:value-type="string">
            <text:p text:style-name="P41">90<text:span text:style-name="T47"> ms</text:span></text:p>
          </table:table-cell>
          <table:table-cell table:style-name="Table1.A1" office:value-type="string">
            <text:p text:style-name="P41">120<text:span text:style-name="T47"> ms</text:span></text:p>
          </table:table-cell>
          <table:table-cell table:style-name="Table1.A1" office:value-type="string">
            <text:p text:style-name="P41">150<text:span text:style-name="T47"> ms</text:span></text:p>
          </table:table-cell>
          <table:table-cell table:style-name="Table1.F1" office:value-type="string">
            <text:p text:style-name="P41">200<text:span text:style-name="T47"> ms</text:span></text:p>
          </table:table-cell>
        </table:table-row>
        <table:table-row table:style-name="TableLine2221783889680">
          <table:table-cell table:style-name="Table1.A2" office:value-type="string">
            <text:p text:style-name="P41">200</text:p>
          </table:table-cell>
          <table:table-cell table:style-name="Table1.A2" office:value-type="string">
            <text:p text:style-name="P42">24<text:span text:style-name="T47"> ft</text:span></text:p>
          </table:table-cell>
          <table:table-cell table:style-name="Table1.A2" office:value-type="string">
            <text:p text:style-name="P43">30<text:span text:style-name="T47"> ft</text:span></text:p>
          </table:table-cell>
          <table:table-cell table:style-name="Table1.A2" office:value-type="string">
            <text:p text:style-name="P43">41<text:span text:style-name="T47"> ft</text:span></text:p>
          </table:table-cell>
          <table:table-cell table:style-name="Table1.A2" office:value-type="string">
            <text:p text:style-name="P43">51<text:span text:style-name="T47"> ft</text:span></text:p>
          </table:table-cell>
          <table:table-cell table:style-name="Table1.F2" office:value-type="string">
            <text:p text:style-name="P43">68<text:span text:style-name="T47"> ft</text:span></text:p>
          </table:table-cell>
        </table:table-row>
        <table:table-row table:style-name="TableLine2221783883968">
          <table:table-cell table:style-name="Table1.A2" office:value-type="string">
            <text:p text:style-name="P41">250</text:p>
          </table:table-cell>
          <table:table-cell table:style-name="Table1.A2" office:value-type="string">
            <text:p text:style-name="P43">30<text:span text:style-name="T47"> ft</text:span></text:p>
          </table:table-cell>
          <table:table-cell table:style-name="Table1.A2" office:value-type="string">
            <text:p text:style-name="P43">38<text:span text:style-name="T47"> ft</text:span></text:p>
          </table:table-cell>
          <table:table-cell table:style-name="Table1.A2" office:value-type="string">
            <text:p text:style-name="P43">51<text:span text:style-name="T47"> ft</text:span></text:p>
          </table:table-cell>
          <table:table-cell table:style-name="Table1.A2" office:value-type="string">
            <text:p text:style-name="P43">63<text:span text:style-name="T47"> ft</text:span></text:p>
          </table:table-cell>
          <table:table-cell table:style-name="Table1.F2" office:value-type="string">
            <text:p text:style-name="P43">84<text:span text:style-name="T47"> ft</text:span></text:p>
          </table:table-cell>
        </table:table-row>
        <table:table-row table:style-name="TableLine2221783883424">
          <table:table-cell table:style-name="Table1.A2" office:value-type="string">
            <text:p text:style-name="P41">300</text:p>
          </table:table-cell>
          <table:table-cell table:style-name="Table1.A2" office:value-type="string">
            <text:p text:style-name="P43">35<text:span text:style-name="T47"> ft</text:span></text:p>
          </table:table-cell>
          <table:table-cell table:style-name="Table1.A2" office:value-type="string">
            <text:p text:style-name="P43">46<text:span text:style-name="T47"> ft</text:span></text:p>
          </table:table-cell>
          <table:table-cell table:style-name="Table1.A2" office:value-type="string">
            <text:p text:style-name="P43">61<text:span text:style-name="T47"> ft</text:span></text:p>
          </table:table-cell>
          <table:table-cell table:style-name="Table1.A2" office:value-type="string">
            <text:p text:style-name="P43">76<text:span text:style-name="T47"> ft</text:span></text:p>
          </table:table-cell>
          <table:table-cell table:style-name="Table1.F2" office:value-type="string">
            <text:p text:style-name="P43">101<text:span text:style-name="T47"> ft</text:span></text:p>
          </table:table-cell>
        </table:table-row>
        <table:table-row table:style-name="TableLine2221783876624">
          <table:table-cell table:style-name="Table1.A2" office:value-type="string">
            <text:p text:style-name="P41">350</text:p>
          </table:table-cell>
          <table:table-cell table:style-name="Table1.A2" office:value-type="string">
            <text:p text:style-name="P43">41<text:span text:style-name="T47"> ft</text:span></text:p>
          </table:table-cell>
          <table:table-cell table:style-name="Table1.A2" office:value-type="string">
            <text:p text:style-name="P43">53<text:span text:style-name="T47"> ft</text:span></text:p>
          </table:table-cell>
          <table:table-cell table:style-name="Table1.A2" office:value-type="string">
            <text:p text:style-name="P43">71<text:span text:style-name="T47"> ft</text:span></text:p>
          </table:table-cell>
          <table:table-cell table:style-name="Table1.A2" office:value-type="string">
            <text:p text:style-name="P43">89<text:span text:style-name="T47"> ft</text:span></text:p>
          </table:table-cell>
          <table:table-cell table:style-name="Table1.F2" office:value-type="string">
            <text:p text:style-name="P43">118<text:span text:style-name="T47"> ft</text:span></text:p>
          </table:table-cell>
        </table:table-row>
        <table:table-row table:style-name="TableLine2221783879344">
          <table:table-cell table:style-name="Table1.A2" office:value-type="string">
            <text:p text:style-name="P41">400</text:p>
          </table:table-cell>
          <table:table-cell table:style-name="Table1.A2" office:value-type="string">
            <text:p text:style-name="P43">47<text:span text:style-name="T47"> ft</text:span></text:p>
          </table:table-cell>
          <table:table-cell table:style-name="Table1.A2" office:value-type="string">
            <text:p text:style-name="P43">61<text:span text:style-name="T47"> ft</text:span></text:p>
          </table:table-cell>
          <table:table-cell table:style-name="Table1.A2" office:value-type="string">
            <text:p text:style-name="P43">81<text:span text:style-name="T47"> ft</text:span></text:p>
          </table:table-cell>
          <table:table-cell table:style-name="Table1.A2" office:value-type="string">
            <text:p text:style-name="P43">101<text:span text:style-name="T47"> ft</text:span></text:p>
          </table:table-cell>
          <table:table-cell table:style-name="Table1.F2" office:value-type="string">
            <text:p text:style-name="P43">135<text:span text:style-name="T47"> ft</text:span></text:p>
          </table:table-cell>
        </table:table-row>
        <table:table-row table:style-name="TableLine2221783889952">
          <table:table-cell table:style-name="Table1.A2" office:value-type="string">
            <text:p text:style-name="P41">450</text:p>
          </table:table-cell>
          <table:table-cell table:style-name="Table1.A2" office:value-type="string">
            <text:p text:style-name="P43">53<text:span text:style-name="T47"> ft</text:span></text:p>
          </table:table-cell>
          <table:table-cell table:style-name="Table1.A2" office:value-type="string">
            <text:p text:style-name="P43">68<text:span text:style-name="T47"> ft</text:span></text:p>
          </table:table-cell>
          <table:table-cell table:style-name="Table1.A2" office:value-type="string">
            <text:p text:style-name="P43">91<text:span text:style-name="T47"> ft</text:span></text:p>
          </table:table-cell>
          <table:table-cell table:style-name="Table1.A2" office:value-type="string">
            <text:p text:style-name="P43">114<text:span text:style-name="T47"> ft</text:span></text:p>
          </table:table-cell>
          <table:table-cell table:style-name="Table1.F2" office:value-type="string">
            <text:p text:style-name="P43">152<text:span text:style-name="T47"> ft</text:span></text:p>
          </table:table-cell>
        </table:table-row>
      </table:table>
      <text:list xml:id="list222129880505165" text:continue-numbering="true" text:style-name="L7">
        <text:list-item>
          <text:p text:style-name="P35"><text:span text:style-name="T61">Set gunsight depression</text:span><text:span text:style-name="T64"> (see tables on next page)</text:span><text:span text:style-name="T65"> </text:span><text:span text:style-name="T66">(</text:span><text:span text:style-name="T10">Middle Finger Hat up/down</text:span><text:span text:style-name="T66"> for tens, </text:span><text:span text:style-name="T10">left/right</text:span><text:span text:style-name="T66"> for units)</text:span></text:p>
        </text:list-item>
        <text:list-item>
          <text:p text:style-name="P37"><text:span text:style-name="T69">Open stores release guard (Dish Hat up)</text:span><text:span text:style-name="T72">; stick grip will </text:span><text:span text:style-name="T74">show safety guard up</text:span><text:span text:style-name="T72">.</text:span></text:p>
        </text:list-item>
        <text:list-item>
          <text:p text:style-name="P30">Fire with <text:span text:style-name="T1">Red Button</text:span>.</text:p>
        </text:list-item>
      </text:list>
      <text:p text:style-name="P8"/>
      <text:p text:style-name="P23">Bomb types</text:p>
      <text:list xml:id="list3641298929" text:style-name="L12">
        <text:list-item>
          <text:p text:style-name="P24">750 lb bomb</text:p>
        </text:list-item>
        <text:list-item>
          <text:p text:style-name="P24">Mk 82</text:p>
        </text:list-item>
        <text:list-item>
          <text:p text:style-name="P24">Mk 82 Snakeye</text:p>
        </text:list-item>
        <text:list-item>
          <text:p text:style-name="P24">Mk 83</text:p>
        </text:list-item>
      </text:list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9-15T22:21:29.081000000</dc:date>
    <meta:editing-duration>PT13H29S</meta:editing-duration>
    <meta:editing-cycles>62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76" meta:word-count="404" meta:character-count="1931" meta:non-whitespace-character-count="1629"/>
  </office:meta>
</office:document-meta>
</file>